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28pt" style:font-size-asian="28pt" style:font-size-complex="28pt"/>
    </style:style>
    <style:style style:name="T2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rriendo RIOT en Arduino.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ado por: Joksan Alvarad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¿Que es RIO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 un sistema operativo embebido.</text:p>
              </text:list-item>
              <text:list-item>
                <text:p>Permite la ejecución de multiples programas de forma simultánea.</text:p>
              </text:list-item>
              <text:list-item>
                <text:p>Coordina el uso simultáneo de los recursos del sistema, tales como periféricos, estructuras de datos, et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¿Que es RIO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ee un amplio conjunto de librerias que permiten ahorrar trabajo, tales como drivers de periféricos internos y externos, funciones matemáticas y de cifrado, etc.</text:p>
              </text:list-item>
              <text:list-item>
                <text:p>Coordina servicios básicos de plataforma, tales como pilas de protocolos de r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¿Que necesito para comenza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rdware:</text:p>
                <text:list>
                  <text:list-item>
                    <text:p>Microcontrolador (Arduino M0).</text:p>
                  </text:list-item>
                  <text:list-item>
                    <text:p>Radio 802.15.4.</text:p>
                  </text:list-item>
                  <text:list-item>
                    <text:p>Interfase serial/USB.</text:p>
                  </text:list-item>
                  <text:list-item>
                    <text:p>Adaptador de programación (ej.: JTAG. No necesario para el M0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¿Que necesito para comenza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ftware:</text:p>
                <text:list>
                  <text:list-item>
                    <text:p>Cadena de compilación para el microcontrolador:</text:p>
                    <text:list>
                      <text:list-item>
                        <text:p>Compilador de C (típicamente GCC).</text:p>
                      </text:list-item>
                      <text:list-item>
                        <text:p>Librería estandar de C (típicamente newlib).</text:p>
                      </text:list-item>
                    </text:list>
                  </text:list-item>
                  <text:list-item>
                    <text:p>GNU Make (requerido por RIOT).</text:p>
                  </text:list-item>
                </text:list>
              </text:list-item>
              <text:list-item>
                <text:p>Una copia de RIOT.</text:p>
                <text:p><text:span text:style-name="T1">$ git clone git@github.com:RIOT-OS/RIOT.git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asos iniciales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cumentación oficial:</text:p>
                <text:list>
                  <text:list-item>
                    <text:p>https://riot-os.org</text:p>
                  </text:list-item>
                  <text:list-item>
                    <text:p>http://doc.riot-os.org/index.html</text:p>
                  </text:list-item>
                </text:list>
              </text:list-item>
              <text:list-item>
                <text:p>Es buena idea comenzar con una tarjeta soportada, si se tiene a la mano.</text:p>
              </text:list-item>
              <text:list-item>
                <text:p>Explorar los ejempl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estro caso de uso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tarjeta no está soportada oficialmente.</text:p>
              </text:list-item>
              <text:list-item>
                <text:p>Tenemos una configuración personalizada, con componentes separados.</text:p>
              </text:list-item>
              <text:list-item>
                <text:p>Es necesario portear el OS a nuestra tarjeta con los periféricos que elegim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rteando RIO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IOT es modular. Basta con combinar los componentes que necesitemos.</text:p>
              </text:list-item>
              <text:list-item>
                <text:p>Para ello es necesario definir una nueva configuración de tarjeta.</text:p>
              </text:list-item>
              <text:list-item>
                <text:p>Los archivos de configuración de tarjeta van en un subdirectorio dentro de board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rteando RIO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a nuestro caso, se requieren 4 makefiles, 2 cabeceras y un solo archivo de código fuente.</text:p>
                <text:list>
                  <text:list-item>
                    <text:p>Makefile: Indica el tipo de módulo e incluye el código de base. Permite compilar el código.</text:p>
                  </text:list-item>
                  <text:list-item>
                    <text:p>Makefile.dep: Indica los módulos de los que depende nuestra tarje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rteando RIO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Makefile.features: Indica las características del microcontrolador que se pueden usar en nuestra tarjeta.</text:p>
                  </text:list-item>
                  <text:list-item>
                    <text:p>Makefile.include: Expone configuraciones a la cadena de compilación princip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rteando RIO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board.h: Expone las configuraciones de los periféricos externos.</text:p>
                  </text:list-item>
                  <text:list-item>
                    <text:p>periph_conf.h: Expone las configuraciones de los periféricos internos.</text:p>
                  </text:list-item>
                  <text:list-item>
                    <text:p>board.c: Contiene el código de inicialización de los periféricos externos. Llama a cpu_init(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uración del proyecto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 puede partir de un ejemplo o con nuestro propio proyecto.</text:p>
              </text:list-item>
              <text:list-item>
                <text:p>El Makefile del proyecto debe contener la línea: <text:span text:style-name="T1">BOARD ?= [Nombre de nuestra tarjeta]</text:span></text:p>
              </text:list-item>
              <text:list-item>
                <text:p>Alternativamente, se pasa la variable de entorno de <text:span text:style-name="T1">BOARD=[nombre]</text:span> antes de la línea de mak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ilación de código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de el directorio de proyecto (puede ser un ejemplo), se llama a GNU Make.</text:p>
                <text:list>
                  <text:list-item>
                    <text:p>Compilación: <text:span text:style-name="T2">$ make -j</text:span></text:p>
                  </text:list-item>
                  <text:list-item>
                    <text:p>Programación: <text:span text:style-name="T2">$ make flash</text:span></text:p>
                  </text:list-item>
                  <text:list-item>
                    <text:p>Limpieza de archivos: <text:span text:style-name="T2">$ make c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>
          <draw:text-box>
            <text:p>Demostración experimental.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>
          <draw:text-box>
            <text:p>Muchas gracias por su atención.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6:04:41.571702453</meta:creation-date>
    <dc:date>2019-05-13T21:03:12.909694956</dc:date>
    <meta:editing-duration>PT21M26S</meta:editing-duration>
    <meta:editing-cycles>4</meta:editing-cycles>
    <meta:generator>LibreOffice/6.2.3.2$Linux_X86_64 LibreOffice_project/20$Build-2</meta:generator>
    <meta:document-statistic meta:object-count="79"/>
  </office:meta>
</office:document-meta>
</file>